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51c" officeooo:paragraph-rsid="0018d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a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1T20:59:53.149000000</meta:creation-date>
    <dc:date>2021-06-01T21:00:20.526000000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4.2$Windows_X86_64 LibreOffice_project/3d775be2011f3886db32dfd395a6a6d1ca2630ff</meta:generator>
  </office:meta>
</office:document-meta>
</file>